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LayoutImpl.addItem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LayoutImpl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LayoutImpl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Impl.get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Impl.addItem( int index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LayoutImpl.getItem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Impl.removeItem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Layou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Impl.setItemClass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Impl.createNewI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Layout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LayoutImpl.CompositeLayou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